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Kreon" svg:font-family="Kre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02122" style:font-name="Kreon" fo:font-size="32pt" fo:language="fr" fo:country="FR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02122" style:font-name="Kreon" fo:font-size="17pt" fo:language="fr" fo:country="FR" style:font-size-asian="17pt" style:font-size-complex="17pt"/>
    </style:style>
    <style:style style:name="P3" style:family="paragraph" style:parent-style-name="Standard">
      <style:paragraph-properties fo:text-align="center" style:justify-single-word="false"/>
      <style:text-properties fo:color="#202122" style:font-name="Kreon" fo:language="fr" fo:country="FR"/>
    </style:style>
    <style:style style:name="P4" style:family="paragraph" style:parent-style-name="Standard">
      <style:paragraph-properties fo:text-align="center" style:justify-single-word="false"/>
      <style:text-properties fo:color="#000000" style:font-name="Kreon" fo:font-size="18pt" fo:language="fr" fo:country="FR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color="#000000" style:font-name="Kreon" fo:language="fr" fo:country="F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language="fr" fo:country="FR"/>
    </style:style>
    <style:style style:name="T5" style:family="text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édicaces</text:p>
      <text:p text:style-name="P3"/>
      <text:p text:style-name="P3"/>
      <text:p text:style-name="P5"><text:span text:style-name="T5">Nous dédions ce travail :</text:span></text:p>
      <text:p text:style-name="P3"/>
      <text:p text:style-name="P3"/>
      <text:p text:style-name="P4">À nos très chers parents</text:p>
      <text:p text:style-name="P2">Aucun dédicace ne peut exprimer notre respect, notre amour éternel et notre considération pour les sacrifices que vous avez faits pour notre éducation et notre bien-être.</text:p>
      <text:p text:style-name="P2">Nous vous remercions pour tout le soutien et l’amour que vous nous avez donnés depuis notre enfance et nous espérons que votre bénédiction nous accompagnera toujours.</text:p>
      <text:p text:style-name="P3"/>
      <text:p text:style-name="P3"/>
      <text:p text:style-name="P3"><text:s/><text:span text:style-name="T3">Nos frères et sœurs</text:span> </text:p>
      <text:p text:style-name="P2">Pour leur indulgence en notre faveur qu’ils touchent ici l’affection la plus intime qu’on ressent à leur égard.</text:p>
      <text:p text:style-name="P3"/>
      <text:p text:style-name="P3"/>
      <text:p text:style-name="P3"><text:s/><text:span text:style-name="T3">Nos Professeurs de la faculté des science Semlaila</text:span> </text:p>
      <text:p text:style-name="P2">C’est grâce à vous qu’on a pu atteindre ce stade, grâce à votre professionnalisme et à vos conseils précieux, nous sommes arrivés à cette étape marquante dans notre cursus scolaire.</text:p>
      <text:p text:style-name="P3"/>
      <text:p text:style-name="P3"/>
      <text:p text:style-name="P3"><text:s/><text:span text:style-name="T3">Notre cher Professeur El-Hassan Abdelwahed</text:span> </text:p>
      <text:p text:style-name="P2">Nous voulions vous adresser nos remerciements les plus sincères pour votre soutien, votre enseignement et vos conseils tout au long de la dernière année. </text:p>
      <text:p text:style-name="P3"/>
      <text:p text:style-name="P3"/>
      <text:p text:style-name="P3"><text:s/><text:span text:style-name="T3">Nos amis et collègues</text:span> </text:p>
      <text:p text:style-name="P3"><text:span text:style-name="T2">Pour leur compagnie et bons moments passés ensemble, Aucun mot ne pourrait exprimer notre reconnaissance et notre gratitude.</text:span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Kreon" svg:font-family="Kre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30T01:56:03.904146129</meta:creation-date>
    <dc:date>2020-05-30T02:03:29.564809220</dc:date>
    <meta:editing-duration>PT7M28S</meta:editing-duration>
    <meta:editing-cycles>3</meta:editing-cycles>
    <meta:generator>LibreOffice/6.3.1.2$Linux_X86_64 LibreOffice_project/b79626edf0065ac373bd1df5c28bd630b4424273</meta:generator>
    <meta:document-statistic meta:table-count="0" meta:image-count="0" meta:object-count="0" meta:page-count="1" meta:paragraph-count="13" meta:word-count="174" meta:character-count="1105" meta:non-whitespace-character-count="934"/>
  </office:meta>
</office:document-meta>
</file>